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tie (a)</text:h>
      <text:p text:style-name="Text_20_body">(q0, ▷ <text:span text:style-name="T1">a</text:span><text:span text:style-name="T2">abbba)</text:span></text:p>
      <text:p text:style-name="Text_20_body"><text:span text:style-name="T2">(q1, ▷ </text:span><text:span text:style-name="T1">b</text:span><text:span text:style-name="T2">abbba)</text:span></text:p>
      <text:p text:style-name="Text_20_body"><text:span text:style-name="T2">(q0, ▷ b</text:span><text:span text:style-name="T1">a</text:span><text:span text:style-name="T2">bbba)</text:span></text:p>
      <text:p text:style-name="Text_20_body"><text:span text:style-name="T2">(q1, ▷ b</text:span><text:span text:style-name="T1">b</text:span><text:span text:style-name="T2">bbba)</text:span></text:p>
      <text:p text:style-name="Text_20_body"><text:span text:style-name="T2">(q0, ▷ bb</text:span><text:span text:style-name="T1">b</text:span><text:span text:style-name="T2">bba)</text:span></text:p>
      <text:p text:style-name="Text_20_body"><text:span text:style-name="T2">(q1, ▷ bb</text:span><text:span text:style-name="T1">a</text:span><text:span text:style-name="T2">bba)</text:span></text:p>
      <text:p text:style-name="Text_20_body"><text:span text:style-name="T2">(q0, ▷ bba</text:span><text:span text:style-name="T1">b</text:span><text:span text:style-name="T2">ba)</text:span></text:p>
      <text:p text:style-name="Text_20_body"><text:span text:style-name="T2">(q1, ▷ bba</text:span><text:span text:style-name="T1">ab</text:span><text:span text:style-name="T2">a)</text:span></text:p>
      <text:p text:style-name="Text_20_body"><text:span text:style-name="T2">(q0, ▷ bbaa</text:span><text:span text:style-name="T1">b</text:span><text:span text:style-name="T2">a)</text:span></text:p>
      <text:p text:style-name="Text_20_body"><text:span text:style-name="T2">(q1, ▷ bbaa</text:span><text:span text:style-name="T1">a</text:span><text:span text:style-name="T2">a)</text:span></text:p>
      <text:p text:style-name="Text_20_body"><text:span text:style-name="T2">(q0, ▷ bbaaa</text:span><text:span text:style-name="T1">a</text:span><text:span text:style-name="T2">)</text:span></text:p>
      <text:p text:style-name="Text_20_body"><text:span text:style-name="T2">(q1, ▷ bbaaa</text:span><text:span text:style-name="T1">b</text:span><text:span text:style-name="T2">)</text:span></text:p>
      <text:p text:style-name="Text_20_body"><text:span text:style-name="T2">(q0, ▷ bbaaab</text:span><text:span text:style-name="T1"> </text:span><text:span text:style-name="T2">)</text:span></text:p>
      <text:p text:style-name="Text_20_body"><text:span text:style-name="T2">(h <text:s/>, ▷ bbaaab</text:span><text:span text:style-name="T1"> 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rnard</meta:initial-creator>
    <meta:creation-date>2013-09-17T09:20:00</meta:creation-date>
    <meta:generator>LibreOffice/3.5$Linux_x86 LibreOffice_project/350m1$Build-2</meta:generator>
    <dc:date>2013-09-17T09:45:37</dc:date>
    <dc:creator>Jeremy Bernard</dc:creator>
    <meta:editing-duration>P0D</meta:editing-duration>
    <meta:editing-cycles>1</meta:editing-cycles>
    <meta:document-statistic meta:table-count="0" meta:image-count="0" meta:object-count="0" meta:page-count="1" meta:paragraph-count="15" meta:word-count="47" meta:character-count="222" meta:non-whitespace-character-count="176"/>
  </office:meta>
</office:document-meta>
</file>